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2" style:family="paragraph"/>
    <style:style style:name="P14" style:parent-style-name="Lijstalinea" style:list-style-name="LFO2" style:family="paragraph"/>
    <style:style style:name="P15" style:parent-style-name="Lijstalinea" style:list-style-name="LFO2" style:family="paragraph"/>
    <style:style style:name="P16" style:parent-style-name="Lijstalinea" style:list-style-name="LFO2" style:family="paragraph"/>
    <style:style style:name="P17" style:parent-style-name="Lijstalinea" style:list-style-name="LFO2" style:family="paragraph"/>
    <style:style style:name="P18" style:parent-style-name="Lijstalinea" style:list-style-name="LFO2" style:family="paragraph"/>
    <style:style style:name="P19" style:parent-style-name="Lijstalinea" style:list-style-name="LFO2" style:family="paragraph"/>
    <style:style style:name="P20" style:parent-style-name="Lijstalinea" style:list-style-name="LFO3" style:family="paragraph"/>
    <style:style style:name="P21" style:parent-style-name="Lijstalinea" style:list-style-name="LFO3" style:family="paragraph"/>
    <style:style style:name="P22" style:parent-style-name="Lijstalinea" style:list-style-name="LFO3" style:family="paragraph"/>
    <style:style style:name="P23" style:parent-style-name="Standaard" style:family="paragraph">
      <style:text-properties fo:language="en" fo:country="US"/>
    </style:style>
    <style:style style:name="P24" style:parent-style-name="Lijstalinea" style:list-style-name="LFO4" style:family="paragraph">
      <style:text-properties fo:language="en" fo:country="US"/>
    </style:style>
    <style:style style:name="P25" style:parent-style-name="Lijstalinea" style:list-style-name="LFO4" style:family="paragraph">
      <style:text-properties fo:language="en" fo:country="US"/>
    </style:style>
    <style:style style:name="P26" style:parent-style-name="Lijstalinea" style:list-style-name="LFO4" style:family="paragraph">
      <style:text-properties fo:language="en" fo:country="US"/>
    </style:style>
    <style:style style:name="P27" style:parent-style-name="Lijstalinea" style:list-style-name="LFO4" style:family="paragraph">
      <style:text-properties fo:language="en" fo:country="US"/>
    </style:style>
    <style:style style:name="P28" style:parent-style-name="Lijstalinea" style:list-style-name="LFO4" style:family="paragraph">
      <style:text-properties fo:language="en" fo:country="US"/>
    </style:style>
    <style:style style:name="P29" style:parent-style-name="Lijstalinea" style:list-style-name="LFO4" style:family="paragraph"/>
    <style:style style:name="P30" style:parent-style-name="Lijstalinea" style:list-style-name="LFO4" style:family="paragraph">
      <style:text-properties fo:language="en" fo:country="US"/>
    </style:style>
    <style:style style:name="P31" style:parent-style-name="Lijstalinea" style:list-style-name="LFO4" style:family="paragraph">
      <style:text-properties fo:language="en" fo:country="US"/>
    </style:style>
    <style:style style:name="P32" style:parent-style-name="Lijstalinea" style:list-style-name="LFO4" style:family="paragraph">
      <style:text-properties fo:language="en" fo:country="US"/>
    </style:style>
    <style:style style:name="P33" style:parent-style-name="Lijstalinea" style:list-style-name="LFO4" style:family="paragraph">
      <style:text-properties fo:language="en" fo:country="US"/>
    </style:style>
    <style:style style:name="P34" style:parent-style-name="Lijstalinea" style:family="paragraph">
      <style:text-properties fo:language="en" fo:country="US"/>
    </style:style>
    <style:style style:name="P35" style:parent-style-name="Standaard" style:family="paragraph">
      <style:text-properties fo:language="en" fo:country="US"/>
    </style:style>
    <style:style style:name="P36" style:parent-style-name="Lijstalinea" style:list-style-name="LFO5" style:family="paragraph">
      <style:text-properties fo:language="en" fo:country="US"/>
    </style:style>
    <style:style style:name="P37" style:parent-style-name="Lijstalinea" style:list-style-name="LFO5" style:family="paragraph">
      <style:text-properties fo:language="en" fo:country="US"/>
    </style:style>
    <style:style style:name="P38" style:parent-style-name="Lijstalinea" style:list-style-name="LFO5" style:family="paragraph">
      <style:text-properties fo:language="en" fo:country="US"/>
    </style:style>
    <style:style style:name="P39" style:parent-style-name="Lijstalinea" style:list-style-name="LFO5" style:family="paragraph">
      <style:text-properties fo:language="en" fo:country="US"/>
    </style:style>
    <style:style style:name="P40" style:parent-style-name="Lijstalinea" style:list-style-name="LFO5" style:family="paragraph">
      <style:text-properties fo:language="en" fo:country="US"/>
    </style:style>
    <style:style style:name="P41" style:parent-style-name="Lijstalinea" style:list-style-name="LFO5" style:family="paragraph">
      <style:text-properties fo:language="en" fo:country="US"/>
    </style:style>
    <style:style style:name="P42" style:parent-style-name="Lijstalinea" style:list-style-name="LFO5" style:family="paragraph">
      <style:text-properties fo:language="en" fo:country="US"/>
    </style:style>
    <style:style style:name="P43" style:parent-style-name="Lijstalinea" style:list-style-name="LFO5" style:family="paragraph">
      <style:text-properties fo:language="en" fo:country="US"/>
    </style:style>
    <style:style style:name="P44" style:parent-style-name="Lijstalinea" style:list-style-name="LFO5" style:family="paragraph">
      <style:text-properties fo:language="en" fo:country="US"/>
    </style:style>
    <style:style style:name="P45" style:parent-style-name="Lijstalinea" style:list-style-name="LFO5" style:family="paragraph">
      <style:text-properties fo:language="en" fo:country="US"/>
    </style:style>
    <style:style style:name="P46" style:parent-style-name="Standaard" style:family="paragraph">
      <style:text-properties fo:language="en" fo:country="US"/>
    </style:style>
    <style:style style:name="P47" style:parent-style-name="Lijstalinea" style:list-style-name="LFO6" style:family="paragraph">
      <style:text-properties fo:language="en" fo:country="US"/>
    </style:style>
    <style:style style:name="P48" style:parent-style-name="Lijstalinea" style:list-style-name="LFO6" style:family="paragraph">
      <style:text-properties fo:language="en" fo:country="US"/>
    </style:style>
    <style:style style:name="P49" style:parent-style-name="Lijstalinea" style:list-style-name="LFO6" style:family="paragraph">
      <style:text-properties fo:language="en" fo:country="US"/>
    </style:style>
    <style:style style:name="P50" style:parent-style-name="Lijstalinea" style:list-style-name="LFO6" style:family="paragraph">
      <style:text-properties fo:language="en" fo:country="US"/>
    </style:style>
    <style:style style:name="P51" style:parent-style-name="Lijstalinea" style:list-style-name="LFO6" style:family="paragraph">
      <style:text-properties fo:language="en" fo:country="US"/>
    </style:style>
    <style:style style:name="P52" style:parent-style-name="Lijstalinea" style:list-style-name="LFO6" style:family="paragraph">
      <style:text-properties fo:language="en" fo:country="US"/>
    </style:style>
    <style:style style:name="P53" style:parent-style-name="Lijstalinea" style:list-style-name="LFO6" style:family="paragraph">
      <style:text-properties fo:language="en" fo:country="US"/>
    </style:style>
    <style:style style:name="P54" style:parent-style-name="Lijstalinea" style:list-style-name="LFO6" style:family="paragraph">
      <style:text-properties fo:language="en" fo:country="US"/>
    </style:style>
    <style:style style:name="P55" style:parent-style-name="Lijstalinea" style:list-style-name="LFO6" style:family="paragraph">
      <style:text-properties fo:language="en" fo:country="US"/>
    </style:style>
    <style:style style:name="P56" style:parent-style-name="Lijstalinea" style:list-style-name="LFO6" style:family="paragraph">
      <style:text-properties fo:language="en" fo:country="US"/>
    </style:style>
    <style:style style:name="P57" style:parent-style-name="Lijstalinea" style:list-style-name="LFO6" style:family="paragraph">
      <style:text-properties fo:language="en" fo:country="US"/>
    </style:style>
    <style:style style:name="P58" style:parent-style-name="Standaard" style:family="paragraph">
      <style:text-properties fo:language="en" fo:country="US"/>
    </style:style>
    <style:style style:name="P59" style:parent-style-name="Lijstalinea" style:list-style-name="LFO7" style:family="paragraph">
      <style:text-properties fo:language="en" fo:country="US"/>
    </style:style>
    <style:style style:name="P60" style:parent-style-name="Lijstalinea" style:list-style-name="LFO7" style:family="paragraph">
      <style:text-properties fo:language="en" fo:country="US"/>
    </style:style>
    <style:style style:name="P61" style:parent-style-name="Lijstalinea" style:list-style-name="LFO7" style:family="paragraph">
      <style:text-properties fo:language="en" fo:country="US"/>
    </style:style>
    <style:style style:name="P62" style:parent-style-name="Lijstalinea" style:list-style-name="LFO7" style:family="paragraph">
      <style:text-properties fo:language="en" fo:country="US"/>
    </style:style>
    <style:style style:name="P63" style:parent-style-name="Lijstalinea" style:list-style-name="LFO7" style:family="paragraph">
      <style:text-properties fo:language="en" fo:country="US"/>
    </style:style>
    <style:style style:name="P64" style:parent-style-name="Lijstalinea" style:list-style-name="LFO7" style:family="paragraph">
      <style:text-properties fo:language="en" fo:country="US"/>
    </style:style>
    <style:style style:name="P65" style:parent-style-name="Lijstalinea" style:list-style-name="LFO7" style:family="paragraph">
      <style:text-properties fo:language="en" fo:country="US"/>
    </style:style>
    <style:style style:name="P66" style:parent-style-name="Lijstalinea" style:list-style-name="LFO7" style:family="paragraph">
      <style:text-properties fo:language="en" fo:country="US"/>
    </style:style>
    <style:style style:name="P67" style:parent-style-name="Lijstalinea" style:list-style-name="LFO7" style:family="paragraph">
      <style:text-properties fo:language="en" fo:country="US"/>
    </style:style>
    <style:style style:name="P68" style:parent-style-name="Lijstalinea" style:list-style-name="LFO7" style:family="paragraph">
      <style:text-properties fo:language="en" fo:country="US"/>
    </style:style>
    <style:style style:name="P69" style:parent-style-name="Standaard" style:family="paragraph">
      <style:text-properties fo:language="en" fo:country="US"/>
    </style:style>
    <style:style style:name="P70" style:parent-style-name="Lijstalinea" style:list-style-name="LFO8" style:family="paragraph">
      <style:text-properties fo:language="en" fo:country="US"/>
    </style:style>
    <style:style style:name="P71" style:parent-style-name="Lijstalinea" style:list-style-name="LFO8" style:family="paragraph">
      <style:text-properties fo:language="en" fo:country="US"/>
    </style:style>
    <style:style style:name="P72" style:parent-style-name="Lijstalinea" style:list-style-name="LFO8" style:family="paragraph">
      <style:text-properties fo:language="en" fo:country="US"/>
    </style:style>
    <style:style style:name="P73" style:parent-style-name="Lijstalinea" style:list-style-name="LFO8" style:family="paragraph">
      <style:text-properties fo:language="en" fo:country="US"/>
    </style:style>
    <style:style style:name="P74" style:parent-style-name="Lijstalinea" style:list-style-name="LFO8" style:family="paragraph">
      <style:text-properties fo:language="en" fo:country="US"/>
    </style:style>
    <style:style style:name="P75" style:parent-style-name="Lijstalinea" style:list-style-name="LFO8" style:family="paragraph">
      <style:text-properties fo:language="en" fo:country="US"/>
    </style:style>
    <style:style style:name="P76" style:parent-style-name="Lijstalinea" style:list-style-name="LFO8" style:family="paragraph">
      <style:text-properties fo:language="en" fo:country="US"/>
    </style:style>
    <style:style style:name="P77" style:parent-style-name="Lijstalinea" style:list-style-name="LFO8" style:family="paragraph">
      <style:text-properties fo:language="en" fo:country="US"/>
    </style:style>
    <style:style style:name="P78" style:parent-style-name="Lijstalinea" style:list-style-name="LFO8" style:family="paragraph">
      <style:text-properties fo:language="en" fo:country="US"/>
    </style:style>
    <style:style style:name="P79" style:parent-style-name="Lijstalinea" style:list-style-name="LFO8" style:family="paragraph">
      <style:text-properties fo:language="en" fo:country="US"/>
    </style:style>
    <style:style style:name="P80" style:parent-style-name="Standaard" style:family="paragraph">
      <style:text-properties fo:language="en" fo:country="US"/>
    </style:style>
    <style:style style:name="P81" style:parent-style-name="Standaard" style:family="paragraph">
      <style:text-properties fo:language="en" fo:country="US"/>
    </style:style>
  </office:automatic-styles>
  <office:body>
    <office:text text:use-soft-page-breaks="true">
      <text:p text:style-name="P1">Animatielijst voor de PC</text:p>
      <text:p text:style-name="Standaard">Primaire Animaties:</text:p>
      <text:list text:style-name="LFO1" text:continue-numbering="true">
        <text:list-item>
          <text:p text:style-name="P2">Lopen <text:s text:c="2"/>X</text:p>
          <text:list text:continue-numbering="true">
            <text:list-item>
              <text:p text:style-name="P3">Strafen naar links<text:s/><text:tab/>X</text:p>
            </text:list-item>
            <text:list-item>
              <text:p text:style-name="P4">Strafen naar rechts<text:tab/>X</text:p>
            </text:list-item>
            <text:list-item>
              <text:p text:style-name="P5">Achteruit lopen X</text:p>
            </text:list-item>
          </text:list>
        </text:list-item>
        <text:list-item>
          <text:p text:style-name="P6">Rennen <text:s text:c="3"/>X</text:p>
        </text:list-item>
        <text:list-item>
          <text:p text:style-name="P7">Idle<text:s/><text:tab/>X</text:p>
        </text:list-item>
        <text:list-item>
          <text:p text:style-name="P8">Rotaten<text:s/><text:tab/>X</text:p>
        </text:list-item>
        <text:list-item>
          <text:p text:style-name="P9">Rollen<text:tab/><text:tab/>X</text:p>
        </text:list-item>
        <text:list-item>
          <text:p text:style-name="P10">Springen<text:tab/>X</text:p>
          <text:list text:continue-numbering="true">
            <text:list-item>
              <text:p text:style-name="P11">Omhoog<text:s/>(stilstaand)<text:tab/>X</text:p>
            </text:list-item>
            <text:list-item>
              <text:p text:style-name="P12">Vooruit (stilstaand wanneer springaanval wordt uitgevoerd, wanneer de speler rent)<text:tab/>X</text:p>
            </text:list-item>
          </text:list>
        </text:list-item>
      </text:list>
      <text:p text:style-name="Standaard">Secundaire Animaties</text:p>
      <text:list text:style-name="LFO2" text:continue-numbering="true">
        <text:list-item>
          <text:p text:style-name="P13">Schade ontvangen<text:tab/>x</text:p>
          <text:list text:continue-numbering="true">
            <text:list-item>
              <text:p text:style-name="P14">Wankelen (niet helemaal om vallen)<text:s/><text:tab/>X</text:p>
            </text:list-item>
            <text:list-item>
              <text:p text:style-name="P15">Omvallen (helemaal om vallen) *Ragdoll</text:p>
            </text:list-item>
          </text:list>
        </text:list-item>
        <text:list-item>
          <text:p text:style-name="P16">Opstaan (vanuit Omvallen: Rug/Buik) X</text:p>
        </text:list-item>
        <text:list-item>
          <text:p text:style-name="P17">Doodgaan * Ragdoll</text:p>
        </text:list-item>
        <text:list-item>
          <text:p text:style-name="P18"><text:s/>Interaction met GitGudbox(Kisten, iets wat op de grond zit)#pickup door knieen X</text:p>
        </text:list-item>
        <text:list-item>
          <text:p text:style-name="P19">Interaction met shops X</text:p>
        </text:list-item>
      </text:list>
      <text:p text:style-name="Standaard">Tertiaire Animaties</text:p>
      <text:list text:style-name="LFO3" text:continue-numbering="true">
        <text:list-item>
          <text:p text:style-name="P20">Eten (het gebruiken van de “health –en stamina potion”) #linker Baan/!<text:tab/>X<text:s/><text:tab/><text:tab/></text:p>
        </text:list-item>
        <text:list-item>
          <text:p text:style-name="P21">Werp animaties (van werpbare items,<text:s/>Werpmes, werpbijl)#linkerarm!</text:p>
        </text:list-item>
        <text:list-item>
          <text:p text:style-name="P22">Schiet animatie voor kruisbogen en pistolen #!<text:tab/><text:tab/>X</text:p>
        </text:list-item>
      </text:list>
      <text:p text:style-name="Standaard"/>
      <text:p text:style-name="Standaard"/>
      <text:p text:style-name="Standaard"/>
      <text:p text:style-name="P23">Zwaard Animaties</text:p>
      <text:list text:style-name="LFO4" text:continue-numbering="true">
        <text:list-item>
          <text:p text:style-name="P24">Lichte aanval (2x)<text:s/>X</text:p>
        </text:list-item>
        <text:list-item>
          <text:p text:style-name="P25">Zware aanval(1x)<text:s/>X</text:p>
        </text:list-item>
        <text:list-item>
          <text:p text:style-name="P26">Rol, lichte aanval//<text:tab/>jaja</text:p>
        </text:list-item>
        <text:list-item>
          <text:p text:style-name="P27">Sprinten, lichte aanval//<text:tab/>uhu</text:p>
        </text:list-item>
        <text:list-item>
          <text:p text:style-name="P28">Spring+aanval, zware aanval<text:s/>//<text:tab/>sure m8 blijf dromen</text:p>
        </text:list-item>
        <text:list-item>
          <text:p text:style-name="P29">Wisselen van wapen (wegstoppen en pakken)<text:tab/>X</text:p>
        </text:list-item>
        <text:list-item>
          <text:p text:style-name="P30">Charge attack/ charge<text:tab/>X</text:p>
        </text:list-item>
        <text:list-item>
          <text:p text:style-name="P31">Charge attack/ attack<text:s/>X</text:p>
        </text:list-item>
        <text:list-item>
          <text:p text:style-name="P32">Terugketsen #//<text:tab/>je moeder ketsen ja</text:p>
        </text:list-item>
        <text:list-item>
          <text:p text:style-name="P33">Special finisher**#//<text:tab/>ja goed idee laat Michiel maar alle moeilijke shit doen. Top!</text:p>
        </text:list-item>
      </text:list>
      <text:p text:style-name="P34"/>
      <text:p text:style-name="P35">Bijl Animaties</text:p>
      <text:list text:style-name="LFO5" text:continue-numbering="true">
        <text:list-item>
          <text:p text:style-name="P36">Lichte aanval (1x)</text:p>
        </text:list-item>
        <text:list-item>
          <text:p text:style-name="P37">Zware aanval(2x)<text:s/></text:p>
        </text:list-item>
        <text:list-item>
          <text:p text:style-name="P38">Rol, lichte aanval</text:p>
        </text:list-item>
        <text:list-item>
          <text:p text:style-name="P39">Sprinten, lichte aanval</text:p>
        </text:list-item>
        <text:list-item>
          <text:p text:style-name="P40">Spring+aanval, zware aanval</text:p>
        </text:list-item>
        <text:list-item>
          <text:p text:style-name="P41">Wisselen van wapen</text:p>
        </text:list-item>
        <text:list-item>
          <text:p text:style-name="P42">Charge attack/ charge</text:p>
        </text:list-item>
        <text:list-item>
          <text:p text:style-name="P43">Charge attack/<text:s/>attack</text:p>
        </text:list-item>
        <text:list-item>
          <text:p text:style-name="P44">Terugketsen</text:p>
        </text:list-item>
        <text:list-item>
          <text:p text:style-name="P45">Special finisher**</text:p>
        </text:list-item>
      </text:list>
      <text:p text:style-name="P46">Speer/Magic Staff Animaties</text:p>
      <text:list text:style-name="LFO6" text:continue-numbering="true">
        <text:list-item>
          <text:p text:style-name="P47">Lichte aanval (2x)</text:p>
        </text:list-item>
        <text:list-item>
          <text:p text:style-name="P48">Zware aanval(1x)<text:s/></text:p>
        </text:list-item>
        <text:list-item>
          <text:p text:style-name="P49">Rol, lichte aanval</text:p>
        </text:list-item>
        <text:list-item>
          <text:p text:style-name="P50">Sprinten, lichte aanval</text:p>
        </text:list-item>
        <text:list-item>
          <text:p text:style-name="P51">Spring+aanval, zware aanval</text:p>
        </text:list-item>
        <text:list-item>
          <text:p text:style-name="P52">Wisselen van wapen</text:p>
        </text:list-item>
        <text:list-item>
          <text:p text:style-name="P53">Charge attack/ charge</text:p>
        </text:list-item>
        <text:list-item>
          <text:p text:style-name="P54">Charge attack/ attack</text:p>
        </text:list-item>
        <text:list-item>
          <text:p text:style-name="P55">Terugketsen</text:p>
        </text:list-item>
        <text:list-item>
          <text:p text:style-name="P56">Special<text:s/>finisher**</text:p>
        </text:list-item>
        <text:list-item>
          <text:p text:style-name="P57">Magic gebruiken</text:p>
        </text:list-item>
      </text:list>
      <text:soft-page-break/>
      <text:p text:style-name="P58">Grootzwaard Animaties</text:p>
      <text:list text:style-name="LFO7" text:continue-numbering="true">
        <text:list-item>
          <text:p text:style-name="P59">Lichte aanval (2x)</text:p>
        </text:list-item>
        <text:list-item>
          <text:p text:style-name="P60">Zware aanval(2x)<text:s/></text:p>
        </text:list-item>
        <text:list-item>
          <text:p text:style-name="P61">Rol, lichte aanval</text:p>
        </text:list-item>
        <text:list-item>
          <text:p text:style-name="P62">Sprinten, lichte aanval</text:p>
        </text:list-item>
        <text:list-item>
          <text:p text:style-name="P63">Spring+aanval, zware aanval</text:p>
        </text:list-item>
        <text:list-item>
          <text:p text:style-name="P64">Wisselen van wapen</text:p>
        </text:list-item>
        <text:list-item>
          <text:p text:style-name="P65">Charge attack/ charge</text:p>
        </text:list-item>
        <text:list-item>
          <text:p text:style-name="P66">Charge attack/ attack</text:p>
        </text:list-item>
        <text:list-item>
          <text:p text:style-name="P67">Terugketsen</text:p>
        </text:list-item>
        <text:list-item>
          <text:p text:style-name="P68">Special finisher**</text:p>
        </text:list-item>
      </text:list>
      <text:p text:style-name="P69">Vuistwapens Animaties</text:p>
      <text:list text:style-name="LFO8" text:continue-numbering="true">
        <text:list-item>
          <text:p text:style-name="P70">Lichte aanval (3x)</text:p>
        </text:list-item>
        <text:list-item>
          <text:p text:style-name="P71">Zware aanval(2x)<text:s/></text:p>
        </text:list-item>
        <text:list-item>
          <text:p text:style-name="P72">Rol, lichte aanval</text:p>
        </text:list-item>
        <text:list-item>
          <text:p text:style-name="P73">Sprinten, lichte aanval</text:p>
        </text:list-item>
        <text:list-item>
          <text:p text:style-name="P74">Spring+aanval, zware aanval</text:p>
        </text:list-item>
        <text:list-item>
          <text:p text:style-name="P75">Wisselen van wapen</text:p>
        </text:list-item>
        <text:list-item>
          <text:p text:style-name="P76">Terugketsen</text:p>
        </text:list-item>
        <text:list-item>
          <text:p text:style-name="P77">Charge attack/ charge</text:p>
        </text:list-item>
        <text:list-item>
          <text:p text:style-name="P78">Charge attack/ attack</text:p>
        </text:list-item>
        <text:list-item>
          <text:p text:style-name="P79">Special finisher**</text:p>
        </text:list-item>
      </text:list>
      <text:p text:style-name="P80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ichiel Adriaansens</dc:creator>
    <meta:creation-date>2016-10-07T10:35:00Z</meta:creation-date>
    <dc:date>2016-12-18T21:00:00Z</dc:date>
    <meta:template xlink:href="Normal" xlink:type="simple"/>
    <meta:editing-cycles>122</meta:editing-cycles>
    <meta:editing-duration>PT233640S</meta:editing-duration>
    <meta:document-statistic meta:page-count="3" meta:paragraph-count="4" meta:word-count="317" meta:character-count="2058" meta:row-count="14" meta:non-whitespace-character-count="1745"/>
  </office:meta>
</office:document-meta>
</file>